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eda5" officeooo:paragraph-rsid="000aeda5"/>
    </style:style>
    <style:style style:name="P2" style:family="paragraph" style:parent-style-name="Standard">
      <style:text-properties fo:color="#9933ff" officeooo:rsid="000aeda5" officeooo:paragraph-rsid="000aeda5"/>
    </style:style>
    <style:style style:name="P3" style:family="paragraph" style:parent-style-name="Standard">
      <style:text-properties fo:color="#9933ff" officeooo:rsid="000aeda5" officeooo:paragraph-rsid="000ccd4f"/>
    </style:style>
    <style:style style:name="P4" style:family="paragraph" style:parent-style-name="Standard">
      <style:text-properties fo:color="#9933ff" officeooo:rsid="000aeda5" officeooo:paragraph-rsid="000dc017"/>
    </style:style>
    <style:style style:name="P5" style:family="paragraph" style:parent-style-name="Standard">
      <style:text-properties fo:color="#000000" officeooo:rsid="000aeda5" officeooo:paragraph-rsid="000ccd4f"/>
    </style:style>
    <style:style style:name="P6" style:family="paragraph" style:parent-style-name="Standard">
      <style:text-properties fo:color="#000000" officeooo:rsid="000aeda5" officeooo:paragraph-rsid="000dc017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9933ff"/>
    </style:style>
    <style:style style:name="T2" style:family="text">
      <style:text-properties fo:color="#9933ff" officeooo:rsid="000dc017"/>
    </style:style>
    <style:style style:name="T3" style:family="text">
      <style:text-properties officeooo:rsid="000dc017"/>
    </style:style>
    <style:style style:name="T4" style:family="text">
      <style:text-properties officeooo:rsid="000f203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开场白</text:p>
      <text:p text:style-name="P1"/>
      <text:p text:style-name="P2">T: 您好，请问您是X先生/小姐吗？</text:p>
      <text:p text:style-name="P1">C：是的。</text:p>
      <text:p text:style-name="P2">T：这里是MetenEnglish美联英语，我是课程助理Tony，昨天我们同事帮您申请了一次英语咨询体验名额，您还有印象吧？</text:p>
      <text:p text:style-name="P1">C：是的。</text:p>
      <text:p text:style-name="P1">T：非常感谢您对美联的关注。今天给您来电是想做一个简短的英语回访。</text:p>
      <text:p text:style-name="P1"/>
      <text:p text:style-name="P1"><text:span text:style-name="T1">大概几分钟就可以了</text:span>，您现在方便接听电话吗？</text:p>
      <text:p text:style-name="P1"/>
      <text:p text:style-name="P3">T：X先生/小姐，请问您现在是在读书还是工作了呢？</text:p>
      <text:p text:style-name="P5">C：在工作了。</text:p>
      <text:p text:style-name="P4"><office:annotation office:name="__Annotation__106_1344690573"><dc:creator>未知作者</dc:creator><dc:date>2018-03-08T21:38:30.531691787</dc:date><text:p text:style-name="P8"><text:span text:style-name="T6">我本科学的是测绘工程，拿我们搞工程的来说吧，同样的工程，不管是国外哪个国家的，工资都是国内的一倍，当然国外工作环境没有国内好，但是干个几年，多挣些钱还是不错的。</text:span></text:p></office:annotation>T：目前在您工作中会有用到英语的地方吗？</text:p>
      <text:p text:style-name="P6"><office:annotation office:name="__Annotation__7_657242354"><dc:creator>未知作者</dc:creator><dc:date>2018-03-08T21:29:44</dc:date><text:p text:style-name="P7"><text:span text:style-name="T5">现在很多知名企业招聘都会有英语水平的相关要求，。机会总是留给有准备的人，学好英语、掌握英语在未来一定会用的上的。</text:span></text:p></office:annotation></text:p>
      <text:p text:style-name="P6">C<text:span text:style-name="T3">1</text:span>：使用...</text:p>
      <text:p text:style-name="P6"><text:span text:style-name="T1">T</text:span><text:span text:style-name="T2">1：比如，</text:span><text:span text:style-name="T1">在您工作中哪些方面会用到英语呢？</text:span></text:p>
      <text:p text:style-name="P5"/>
      <text:p text:style-name="P5">C2：不用。</text:p>
      <text:p text:style-name="P6"><text:span text:style-name="T1">T</text:span><text:span text:style-name="T2">1：哦，那您了解英语，是希望未来在哪些地方</text:span><text:span text:style-name="T1">用到英语呢？</text:span><office:annotation-end office:name="__Annotation__106_1344690573"/><office:annotation-end office:name="__Annotation__7_657242354"/></text:p>
      <text:p text:style-name="P5"/>
      <text:p text:style-name="P5">C：日常会话/收发邮件、阅读英文材料</text:p>
      <text:p text:style-name="P3">T：能向您了解以下，您目前的英语基础怎么样啊？</text:p>
      <text:p text:style-name="P5">C：挺好的/一般般/不太好</text:p>
      <text:p text:style-name="P3">T：您之前有考过相关的英语等级证书吗？</text:p>
      <text:p text:style-name="P5"/>
      <text:p text:style-name="P5">C<text:span text:style-name="T4">1</text:span>：考过四六级/其他</text:p>
      <text:p text:style-name="P3">T<text:span text:style-name="T4">1</text:span>：能进一步了解一下，您在生活中能用英语无障碍地交流呢？还是说简单的工作生活交流？</text:p>
      <text:p text:style-name="P3">T1：您现在词汇量多少？发音还标准吗？语法怎么样呢？</text:p>
      <text:p text:style-name="P5"/>
      <text:p text:style-name="P5">C<text:span text:style-name="T4">2：没有考过？</text:span></text:p>
      <text:p text:style-name="P3">T2：您现在是学习过基本的单词，能听懂简单句子？还是以前接触英语比较少，现在想从零基础开始学习呢？</text:p>
      <text:p text:style-name="P5"/>
      <text:p text:style-name="P3">T：好的，了解了。那您主要希望提升英语哪方面的能力呢？</text:p>
      <text:p text:style-name="P5">C：听说/读写</text:p>
      <text:p text:style-name="P5">T：好的，那您期望提高到什么程度呢？</text:p>
      <text:p text:style-name="P5"/>
      <text:p text:style-name="P5">好的，您的情况我已经基本了解了，您目前主要是在工作上会用得到英语，重点是提升听说/读写能力是吧。我简单跟您介绍以下我们美联所能做的吧。</text:p>
      <text:p text:style-name="P5"/>
      <text:p text:style-name="P5">或者直接邀约，美联有免费课程，能提高口语水平，在xxx。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0:24:50.339126733</meta:creation-date>
    <dc:date>2018-03-08T21:43:46.751721497</dc:date>
    <meta:editing-duration>PT12M14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28" meta:word-count="590" meta:character-count="619" meta:non-whitespace-character-count="618"/>
  </office:meta>
</office:document-meta>
</file>